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9:3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this 10 x 10 grid on the screen:</text:p>
        </text:list-item>
      </text:list>
      <text:p text:style-name="P22"><text:s text:c="1"/>* * * * * * * * * *</text:p>
      <text:p text:style-name="P23"><text:s text:c="1"/>* * * * * * * * * *</text:p>
      <text:p text:style-name="P24"><text:s text:c="1"/>* * * * * * * * * *</text:p>
      <text:p text:style-name="P25"><text:s text:c="1"/>* * * * * * * * * *</text:p>
      <text:p text:style-name="P26"><text:s text:c="1"/>* * * * * * * * * *</text:p>
      <text:p text:style-name="P27"><text:s text:c="1"/>* * * * * * * * * *</text:p>
      <text:p text:style-name="P28"><text:s text:c="1"/>* * * * * * * * * *</text:p>
      <text:p text:style-name="P29"><text:s text:c="1"/>* * * * * * * * * *</text:p>
      <text:p text:style-name="P30"><text:s text:c="1"/>* * * * * * * * * *</text:p>
      <text:p text:style-name="P31"><text:s text:c="1"/>* * * * * * * * * *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3T01:36:08Z</meta:creation-date>
    <dc:date>2021-06-13T01:36:08Z</dc:date>
    <meta:user-defined meta:name="date" meta:value-type="string">June  12, 2021 (09:3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